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449cm" fo:min-width="4.32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94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9cm" fo:min-width="4.384cm"/>
    </style:style>
    <style:style style:name="gr4" style:family="graphic" style:parent-style-name="standard">
      <style:graphic-properties svg:stroke-color="#000000" draw:fill-color="#1e5a96" draw:textarea-horizontal-align="justify" draw:textarea-vertical-align="middle" draw:auto-grow-height="false" fo:min-height="0.1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4.384cm"/>
    </style:style>
    <style:style style:name="gr6" style:family="graphic" style:parent-style-name="objectwithoutfill">
      <style:graphic-properties svg:stroke-width="0.018cm" svg:stroke-color="#000000" draw:marker-start-width="0.227cm" draw:marker-end="Arrow" draw:marker-end-width="0.178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svg:stroke-color="#000000" draw:fill-color="#1e5a9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stroke="solid" svg:stroke-width="0.018cm" svg:stroke-color="#000000" draw:marker-start-width="0.227cm" draw:marker-end="Arrow" draw:marker-end-width="0.178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svg:stroke-color="#000000" draw:marker-start-width="0.227cm" draw:marker-end="Arrow" draw:marker-end-width="0.163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color="#000000" draw:fill-color="#3fa8e0" draw:textarea-horizontal-align="justify" draw:textarea-vertical-align="middle" draw:auto-grow-height="false" fo:min-height="0.258cm" fo:min-width="0.008cm"/>
    </style:style>
    <style:style style:name="gr13" style:family="graphic" style:parent-style-name="standard">
      <style:graphic-properties svg:stroke-color="#000000" draw:fill="solid" draw:fill-color="#3fa8e0" draw:textarea-horizontal-align="justify" draw:textarea-vertical-align="middle" draw:auto-grow-height="false" fo:min-height="0.258cm" fo:min-width="0.008cm"/>
    </style:style>
    <style:style style:name="gr14" style:family="graphic" style:parent-style-name="objectwithoutfill">
      <style:graphic-properties svg:stroke-width="0.018cm" svg:stroke-color="#000000" draw:marker-start-width="0.227cm" draw:marker-end="Arrow" draw:marker-end-width="0.205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2.267cm"/>
    </style:style>
    <style:style style:name="P1" style:family="paragraph">
      <loext:graphic-properties draw:fill-color="#ffffff"/>
      <style:paragraph-properties fo:text-align="end"/>
      <style:text-properties fo:color="#ffffff"/>
    </style:style>
    <style:style style:name="P2" style:family="paragraph">
      <loext:graphic-properties draw:fill="none" draw:fill-color="#ffffff"/>
      <style:text-properties style:font-name="Roboto"/>
    </style:style>
    <style:style style:name="P3" style:family="paragraph">
      <loext:graphic-properties draw:fill-color="#1e5a96"/>
      <style:paragraph-properties fo:text-align="end"/>
      <style:text-properties fo:color="#ffffff"/>
    </style:style>
    <style:style style:name="P4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cccc"/>
      <style:paragraph-properties fo:text-align="end"/>
      <style:text-properties fo:color="#ffffff"/>
    </style:style>
    <style:style style:name="P7" style:family="paragraph">
      <loext:graphic-properties draw:fill-color="#3fa8e0"/>
      <style:paragraph-properties fo:text-align="end"/>
      <style:text-properties fo:color="#ffffff"/>
    </style:style>
    <style:style style:name="P8" style:family="paragraph">
      <loext:graphic-properties draw:fill="solid" draw:fill-color="#3fa8e0"/>
      <style:paragraph-properties fo:text-align="end"/>
      <style:text-properties fo:color="#ffffff"/>
    </style:style>
    <style:style style:name="T1" style:family="text">
      <style:text-properties style:font-name="Roboto"/>
    </style:style>
    <style:style style:name="T2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4.699cm" svg:x="2.27cm" svg:y="5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3.344cm" svg:x="2.27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884cm" svg:height="1.919cm" svg:x="2.005cm" svg:y="3.724cm">
          <draw:text-box>
            <text:p><text:span text:style-name="T1">Marking</text:span><text:span text:style-name="T1"><text:line-break/></text:span><text:span text:style-name="T1"/></text:p>
          </draw:text-box>
        </draw:frame>
        <draw:custom-shape draw:style-name="gr4" draw:text-style-name="P3" draw:layer="layout" svg:width="0.381cm" svg:height="0.381cm" svg:x="3.355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884cm" svg:height="1.085cm" svg:x="2.293cm" svg:y="5.734cm">
          <draw:text-box>
            <text:p><text:span text:style-name="T2">Region 1</text:span></text:p>
          </draw:text-box>
        </draw:frame>
        <draw:custom-shape draw:style-name="gr4" draw:text-style-name="P3" draw:layer="layout" svg:width="0.381cm" svg:height="0.381cm" svg:x="3.355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1.986cm" svg:y1="7.31cm" svg:x2="3.355cm" svg:y2="7.304cm" draw:end-shape="id1" draw:end-glue-point="3" svg:d="M1986 7310l1369-6" svg:viewBox="0 0 1370 7">
          <text:p/>
        </draw:connector>
        <draw:custom-shape draw:style-name="gr4" draw:text-style-name="P3" draw:layer="layout" svg:width="0.381cm" svg:height="0.381cm" svg:x="4.536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0.381cm" svg:x="4.536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0.381cm" svg:x="5.714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508cm" svg:height="0.508cm" svg:x="4.536cm" svg:y="9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884cm" svg:height="1.085cm" svg:x="2.293cm" svg:y="12.756cm">
          <draw:text-box>
            <text:p><text:span text:style-name="T2">Region 2</text:span></text:p>
          </draw:text-box>
        </draw:frame>
        <draw:custom-shape draw:style-name="gr8" draw:text-style-name="P6" xml:id="id4" draw:id="id4" draw:layer="layout" svg:width="0.508cm" svg:height="0.508cm" svg:x="3.355cm" svg:y="9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508cm" svg:height="0.508cm" svg:x="5.714cm" svg:y="9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" draw:id="id1" draw:layer="layout" svg:width="0.508cm" svg:height="0.508cm" svg:x="3.355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5" draw:id="id5" draw:layer="layout" svg:width="0.508cm" svg:height="0.508cm" svg:x="3.355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.609cm" svg:y1="7.558cm" svg:x2="4.79cm" svg:y2="8.193cm" draw:start-shape="id1" draw:start-glue-point="2" draw:end-shape="id2" svg:d="M3609 7558l1181 635" svg:viewBox="0 0 1182 636">
          <text:p/>
        </draw:connector>
        <draw:custom-shape draw:style-name="gr9" draw:text-style-name="P3" xml:id="id2" draw:id="id2" draw:layer="layout" svg:width="0.508cm" svg:height="0.508cm" svg:x="4.536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3" draw:id="id3" draw:layer="layout" svg:width="0.508cm" svg:height="0.508cm" svg:x="4.536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7" draw:id="id7" draw:layer="layout" svg:width="0.508cm" svg:height="0.508cm" svg:x="5.714cm" svg:y="7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4.79cm" svg:y1="7.558cm" svg:x2="4.79cm" svg:y2="8.193cm" draw:start-shape="id3" draw:start-glue-point="2" draw:end-shape="id2" svg:d="M4790 7558v635" svg:viewBox="0 0 1 636">
          <text:p/>
        </draw:connector>
        <draw:custom-shape draw:style-name="gr9" draw:text-style-name="P3" xml:id="id6" draw:id="id6" draw:layer="layout" svg:width="0.508cm" svg:height="0.508cm" svg:x="5.714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3.609cm" svg:y1="9.336cm" svg:x2="3.609cm" svg:y2="8.702cm" draw:start-shape="id4" draw:start-glue-point="0" draw:end-shape="id5" draw:end-glue-point="2" svg:d="M3609 9336v-634" svg:viewBox="0 0 1 635">
          <text:p/>
        </draw:connector>
        <draw:connector draw:style-name="gr11" draw:text-style-name="P5" draw:layer="layout" draw:type="line" svg:x1="5.044cm" svg:y1="8.447cm" svg:x2="5.714cm" svg:y2="8.447cm" draw:start-shape="id2" draw:start-glue-point="1" draw:end-shape="id6" draw:end-glue-point="3" svg:d="M5044 8447h670" svg:viewBox="0 0 671 1">
          <text:p/>
        </draw:connector>
        <draw:connector draw:style-name="gr6" draw:text-style-name="P5" draw:layer="layout" draw:type="line" svg:x1="5.714cm" svg:y1="7.304cm" svg:x2="5.044cm" svg:y2="7.304cm" draw:start-shape="id7" draw:start-glue-point="3" draw:end-shape="id3" draw:end-glue-point="1" svg:d="M5714 7304h-670" svg:viewBox="0 0 671 1">
          <text:p/>
        </draw:connector>
        <draw:custom-shape draw:style-name="gr1" draw:text-style-name="P1" draw:layer="layout" svg:width="4.826cm" svg:height="4.699cm" svg:x="8.06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3.344cm" svg:x="8.066cm" svg:y="10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884cm" svg:height="1.919cm" svg:x="7.801cm" svg:y="3.725cm">
          <draw:text-box>
            <text:p><text:span text:style-name="T1">Evacuation /</text:span><text:span text:style-name="T1"><text:line-break/></text:span><text:span text:style-name="T1">Compaction</text:span></text:p>
          </draw:text-box>
        </draw:frame>
        <draw:custom-shape draw:style-name="gr4" draw:text-style-name="P3" draw:layer="layout" svg:width="0.381cm" svg:height="0.381cm" svg:x="9.151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884cm" svg:height="1.085cm" svg:x="8.089cm" svg:y="5.735cm">
          <draw:text-box>
            <text:p><text:span text:style-name="T2">Region 1</text:span></text:p>
          </draw:text-box>
        </draw:frame>
        <draw:custom-shape draw:style-name="gr4" draw:text-style-name="P3" draw:layer="layout" svg:width="0.381cm" svg:height="0.381cm" svg:x="9.151cm" svg:y="8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381cm" svg:height="0.381cm" svg:x="10.332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0.381cm" svg:x="10.332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1cm" svg:height="0.381cm" svg:x="11.51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508cm" svg:height="0.508cm" svg:x="10.332cm" svg:y="9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4.884cm" svg:height="1.085cm" svg:x="8.089cm" svg:y="12.757cm">
          <draw:text-box>
            <text:p><text:span text:style-name="T2">Region 2</text:span></text:p>
          </draw:text-box>
        </draw:frame>
        <draw:custom-shape draw:style-name="gr8" draw:text-style-name="P6" xml:id="id11" draw:id="id11" draw:layer="layout" svg:width="0.508cm" svg:height="0.508cm" svg:x="9.151cm" svg:y="9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508cm" svg:height="0.508cm" svg:x="11.51cm" svg:y="9.3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8" draw:id="id8" draw:layer="layout" svg:width="0.508cm" svg:height="0.508cm" svg:x="9.151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2" draw:id="id12" draw:layer="layout" svg:width="0.508cm" svg:height="0.508cm" svg:x="9.151cm" svg:y="8.1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9.405cm" svg:y1="7.559cm" svg:x2="10.586cm" svg:y2="8.194cm" draw:start-shape="id8" draw:start-glue-point="2" draw:end-shape="id9" svg:d="M9405 7559l1181 635" svg:viewBox="0 0 1182 636">
          <text:p/>
        </draw:connector>
        <draw:custom-shape draw:style-name="gr9" draw:text-style-name="P3" xml:id="id9" draw:id="id9" draw:layer="layout" svg:width="0.508cm" svg:height="0.508cm" svg:x="10.332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0" draw:id="id10" draw:layer="layout" svg:width="0.508cm" svg:height="0.508cm" svg:x="10.332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16" draw:id="id16" draw:layer="layout" svg:width="0.508cm" svg:height="0.508cm" svg:x="11.51cm" svg:y="7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5" draw:layer="layout" draw:type="line" svg:x1="10.586cm" svg:y1="7.559cm" svg:x2="10.586cm" svg:y2="8.194cm" draw:start-shape="id10" draw:start-glue-point="2" draw:end-shape="id9" svg:d="M10586 7559v635" svg:viewBox="0 0 1 636">
          <text:p/>
        </draw:connector>
        <draw:custom-shape draw:style-name="gr9" draw:text-style-name="P3" xml:id="id15" draw:id="id15" draw:layer="layout" svg:width="0.508cm" svg:height="0.508cm" svg:x="11.51cm" svg:y="8.1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9.405cm" svg:y1="9.337cm" svg:x2="9.405cm" svg:y2="8.703cm" draw:start-shape="id11" draw:start-glue-point="0" draw:end-shape="id12" draw:end-glue-point="2" svg:d="M9405 9337v-634" svg:viewBox="0 0 1 635">
          <text:p/>
        </draw:connector>
        <draw:custom-shape draw:style-name="gr12" draw:text-style-name="P7" xml:id="id13" draw:id="id13" draw:layer="layout" svg:width="0.508cm" svg:height="0.508cm" svg:x="9.151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4" draw:id="id14" draw:layer="layout" svg:width="0.508cm" svg:height="0.508cm" svg:x="10.332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0.508cm" svg:height="0.508cm" svg:x="11.51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7.789cm" svg:y1="11.32cm" svg:x2="9.151cm" svg:y2="11.323cm" draw:end-shape="id13" draw:end-glue-point="3" svg:d="M7789 11320l1362 3" svg:viewBox="0 0 1363 4">
          <text:p/>
        </draw:connector>
        <draw:connector draw:style-name="gr14" draw:text-style-name="P5" draw:layer="layout" draw:type="line" svg:x1="9.405cm" svg:y1="11.069cm" svg:x2="10.586cm" svg:y2="8.702cm" draw:start-shape="id13" draw:start-glue-point="0" draw:end-shape="id9" svg:d="M9405 11069l1181-2367" svg:viewBox="0 0 1182 2368">
          <text:p/>
        </draw:connector>
        <draw:connector draw:style-name="gr6" draw:text-style-name="P5" draw:layer="layout" draw:type="line" svg:x1="10.586cm" svg:y1="11.069cm" svg:x2="11.764cm" svg:y2="8.702cm" draw:start-shape="id14" draw:start-glue-point="0" draw:end-shape="id15" draw:end-glue-point="2" svg:d="M10586 11069l1178-2367" svg:viewBox="0 0 1179 2368">
          <text:p/>
        </draw:connector>
        <draw:connector draw:style-name="gr11" draw:text-style-name="P5" draw:layer="layout" draw:type="line" svg:x1="10.84cm" svg:y1="8.448cm" svg:x2="11.51cm" svg:y2="8.448cm" draw:start-shape="id9" draw:start-glue-point="1" draw:end-shape="id15" draw:end-glue-point="3" svg:d="M10840 8448h670" svg:viewBox="0 0 671 1">
          <text:p/>
        </draw:connector>
        <draw:connector draw:style-name="gr6" draw:text-style-name="P5" draw:layer="layout" draw:type="line" svg:x1="11.51cm" svg:y1="7.305cm" svg:x2="10.84cm" svg:y2="7.305cm" draw:start-shape="id16" draw:start-glue-point="3" draw:end-shape="id10" draw:end-glue-point="1" svg:d="M11510 7305h-670" svg:viewBox="0 0 671 1">
          <text:p/>
        </draw:connector>
        <draw:custom-shape draw:style-name="gr1" draw:text-style-name="P1" draw:layer="layout" svg:width="4.826cm" svg:height="4.699cm" svg:x="13.86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3.344cm" svg:x="13.866cm" svg:y="10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884cm" svg:height="1.919cm" svg:x="13.601cm" svg:y="3.725cm">
          <draw:text-box>
            <text:p><text:span text:style-name="T1">Update Refs /</text:span><text:span text:style-name="T1"><text:line-break/></text:span><text:span text:style-name="T1">Remapping</text:span></text:p>
          </draw:text-box>
        </draw:frame>
        <draw:frame draw:style-name="gr5" draw:text-style-name="P4" draw:layer="layout" svg:width="4.884cm" svg:height="1.085cm" svg:x="13.889cm" svg:y="5.735cm">
          <draw:text-box>
            <text:p><text:span text:style-name="T2">Region 1</text:span></text:p>
          </draw:text-box>
        </draw:frame>
        <draw:frame draw:style-name="gr5" draw:text-style-name="P4" draw:layer="layout" svg:width="4.884cm" svg:height="1.085cm" svg:x="13.889cm" svg:y="12.757cm">
          <draw:text-box>
            <text:p><text:span text:style-name="T2">Region 2</text:span></text:p>
          </draw:text-box>
        </draw:frame>
        <draw:custom-shape draw:style-name="gr12" draw:text-style-name="P7" xml:id="id17" draw:id="id17" draw:layer="layout" svg:width="0.508cm" svg:height="0.508cm" svg:x="14.951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8" draw:id="id18" draw:layer="layout" svg:width="0.508cm" svg:height="0.508cm" svg:x="16.132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9" draw:id="id19" draw:layer="layout" svg:width="0.508cm" svg:height="0.508cm" svg:x="17.31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line" svg:x1="13.589cm" svg:y1="11.32cm" svg:x2="14.951cm" svg:y2="11.323cm" draw:end-shape="id17" draw:end-glue-point="3" svg:d="M13589 11320l1362 3" svg:viewBox="0 0 1363 4">
          <text:p/>
        </draw:connector>
        <draw:connector draw:style-name="gr6" draw:text-style-name="P5" draw:layer="layout" draw:type="line" svg:x1="15.459cm" svg:y1="11.323cm" svg:x2="16.132cm" svg:y2="11.323cm" draw:start-shape="id17" draw:start-glue-point="1" draw:end-shape="id18" draw:end-glue-point="3" svg:d="M15459 11323h673" svg:viewBox="0 0 674 1">
          <text:p/>
        </draw:connector>
        <draw:connector draw:style-name="gr6" draw:text-style-name="P5" draw:layer="layout" draw:type="line" svg:x1="16.64cm" svg:y1="11.323cm" svg:x2="17.31cm" svg:y2="11.323cm" draw:start-shape="id18" draw:start-glue-point="1" draw:end-shape="id19" draw:end-glue-point="3" svg:d="M16640 11323h670" svg:viewBox="0 0 671 1">
          <text:p/>
        </draw:connector>
        <draw:g>
          <draw:custom-shape draw:style-name="gr9" draw:text-style-name="P3" draw:layer="layout" svg:width="0.508cm" svg:height="0.508cm" svg:x="5.244cm" svg:y="14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4" draw:layer="layout" svg:width="2.767cm" svg:height="1.085cm" svg:x="5.779cm" svg:y="14.42cm">
            <draw:text-box>
              <text:p><text:span text:style-name="T2">Marked</text:span></text:p>
            </draw:text-box>
          </draw:frame>
          <draw:custom-shape draw:style-name="gr8" draw:text-style-name="P6" draw:layer="layout" svg:width="0.508cm" svg:height="0.508cm" svg:x="9.044cm" svg:y="14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4" draw:layer="layout" svg:width="2.767cm" svg:height="1.085cm" svg:x="9.579cm" svg:y="14.421cm">
            <draw:text-box>
              <text:p><text:span text:style-name="T2">Garbage</text:span></text:p>
            </draw:text-box>
          </draw:frame>
          <draw:custom-shape draw:style-name="gr12" draw:text-style-name="P7" draw:layer="layout" svg:width="0.508cm" svg:height="0.508cm" svg:x="12.864cm" svg:y="14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4" draw:layer="layout" svg:width="2.767cm" svg:height="1.085cm" svg:x="13.579cm" svg:y="14.422cm">
            <draw:text-box>
              <text:p><text:span text:style-name="T2">Cop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Tschan</meta:initial-creator>
    <meta:creation-date>2020-04-24T11:00:18.507169928</meta:creation-date>
    <dc:date>2020-11-30T20:19:43.408752147</dc:date>
    <dc:creator>Daniel Tschan</dc:creator>
    <meta:editing-duration>PT3H57M57S</meta:editing-duration>
    <meta:editing-cycles>22</meta:editing-cycles>
    <meta:generator>LibreOffice/5.3.6.1$Linux_X86_64 LibreOffice_project/30$Build-1</meta:generator>
    <meta:document-statistic meta:object-count="73"/>
  </office:meta>
</office:document-meta>
</file>